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rsid="000f782d" officeooo:paragraph-rsid="000f7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requires java.desktop;</text:span></text:p>
      <text:p text:style-name="P2">en module.info para que reconozca swing</text:p>
      <text:p text:style-name="P2">no dejar ninguna clase sin package</text:p>
      <text:p text:style-name="P2"><text:a xlink:type="simple" xlink:href="https://stackoverflow.com/questions/57772655/importing-swing-package-in-module-info" text:style-name="Internet_20_link" text:visited-style-name="Visited_20_Internet_20_Link">https://stackoverflow.com/questions/57772655/importing-swing-package-in-module-info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9:58:08.354268964</dc:date>
    <dc:creator>Javi</dc:creator>
    <meta:editing-duration>PT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5" meta:character-count="178" meta:non-whitespace-character-count="167"/>
  </office:meta>
</office:document-meta>
</file>